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Quotations">
      <style:paragraph-properties fo:margin-left="0.5in" fo:margin-right="0in" fo:text-indent="0in" style:auto-text-indent="false"/>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Quotations">
      <style:paragraph-properties fo:margin-left="0.5in" fo:margin-right="0in" fo:text-indent="0in" style:auto-text-indent="false"/>
    </style:style>
    <style:style style:name="P64" style:family="paragraph" style:parent-style-name="Preformatted_20_Text">
      <style:paragraph-properties fo:margin-left="0.5in" fo:margin-right="0in" fo:text-indent="0in" style:auto-text-indent="false"/>
    </style:style>
    <style:style style:name="P65" style:family="paragraph" style:parent-style-name="Preformatted_20_Text">
      <style:paragraph-properties fo:margin-left="0.5in" fo:margin-right="0in" fo:text-indent="0in" style:auto-text-indent="false"/>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Quotations">
      <style:paragraph-properties fo:margin-left="0.5in" fo:margin-right="0in" fo:text-indent="0in" style:auto-text-indent="false"/>
    </style:style>
    <style:style style:name="P85" style:family="paragraph" style:parent-style-name="Preformatted_20_Text">
      <style:paragraph-properties fo:margin-left="0.5in" fo:margin-right="0in" fo:text-indent="0in" style:auto-text-indent="false"/>
    </style:style>
    <style:style style:name="P86" style:family="paragraph" style:parent-style-name="Preformatted_20_Text">
      <style:paragraph-properties fo:margin-left="0.5in" fo:margin-right="0in" fo:text-indent="0in" style:auto-text-indent="false"/>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Quotations">
      <style:paragraph-properties fo:margin-left="0.5in" fo:margin-right="0in" fo:text-indent="0in" style:auto-text-indent="false"/>
    </style:style>
    <style:style style:name="P91" style:family="paragraph" style:parent-style-name="Preformatted_20_Text">
      <style:paragraph-properties fo:margin-left="0.5in" fo:margin-right="0in" fo:text-indent="0in" style:auto-text-indent="false"/>
    </style:style>
    <style:style style:name="P92" style:family="paragraph" style:parent-style-name="Preformatted_20_Text">
      <style:paragraph-properties fo:margin-left="0.5in" fo:margin-right="0in" fo:text-indent="0in" style:auto-text-indent="false"/>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Quotations">
      <style:paragraph-properties fo:margin-left="0.5in" fo:margin-right="0in" fo:text-indent="0in" style:auto-text-indent="false"/>
    </style:style>
    <style:style style:name="P106" style:family="paragraph" style:parent-style-name="Preformatted_20_Text">
      <style:paragraph-properties fo:margin-left="0.5in" fo:margin-right="0in" fo:text-indent="0in" style:auto-text-indent="false"/>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Quotations">
      <style:paragraph-properties fo:margin-left="0.5in" fo:margin-right="0in" fo:text-indent="0in" style:auto-text-indent="false"/>
    </style:style>
    <style:style style:name="P139"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851*"/>
    </style:style>
    <style:style style:name="Table1.B" style:family="table-column">
      <style:table-column-properties style:rel-column-width="16851*"/>
    </style:style>
    <style:style style:name="Table1.C" style:family="table-column">
      <style:table-column-properties style:rel-column-width="31831*"/>
    </style:style>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office:automatic-styles>
  <office:body>
    <office:text>
      <text:p text:style-name="Title">Lonelog: Dice Notation Add-on</text:p>
      <text:p text:style-name="Subtitle">A Standard Grammar for Recording Dice Expressions</text:p>
      <text:p text:style-name="Author">Roberto Bisceglie</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overview"/>Overview<text:bookmark-end text:name="overview"/></text:h>
      <text:p text:style-name="First_20_paragraph">Core Lonelog gives you <text:span text:style-name="Source_Text">d:</text:span> to mark a mechanics roll. What goes inside that field is left to you. That freedom is intentional — different systems use wildly different dice conventions — but it creates friction when logs are shared or when tools try to parse them.</text:p>
      <text:p text:style-name="Text_20_body">This add-on solves that by defining a standard grammar for dice expressions. It is adapted from the specification used by rpg-dice-roller, an open-source dice library, and extended with Lonelog-specific conventions for how expressions appear inside <text:span text:style-name="Source_Text">d:</text:span> entries.</text:p>
      <text:p text:style-name="Text_20_body">The notation is a superset of the informal standard described in the Wikipedia article on <text:a xlink:type="simple" xlink:href="https://en.wikipedia.org/wiki/Dice_notation" office:name=""><text:span text:style-name="Definition">Dice Notation</text:span></text:a>. If you already write <text:span text:style-name="Source_Text">2d6+3</text:span> or <text:span text:style-name="Source_Text">4d6dl1</text:span>, you are already using it. This document formalizes that habit and fills in the gaps.</text:p>
      <text:p text:style-name="Text_20_body"><text:span text:style-name="T1">Who needs this add-on:</text:span></text:p>
      <text:list text:style-name="L1">
        <text:list-item>
          <text:p text:style-name="P1">Players who share session logs and want their dice expressions to be unambiguous</text:p>
        </text:list-item>
        <text:list-item>
          <text:p text:style-name="P1">Developers building tools that parse or render Lonelog logs</text:p>
        </text:list-item>
        <text:list-item>
          <text:p text:style-name="P1">Players using systems with complex dice mechanics (dice pools, exploding dice, Fudge/Fate) who want a consistent way to write them</text:p>
        </text:list-item>
      </text:list>
      <text:p text:style-name="First_20_paragraph"><text:span text:style-name="T1">Who can skip it:</text:span> If you play a single system and never share logs, your informal dice notation probably works fine. Core Lonelog does not require this add-on.</text:p>
      <text:p text:style-name="Horizontal_20_Line"/>
      <text:h text:style-name="Heading_20_3" text:outline-level="3"><text:bookmark-start text:name="what-this-add-on-adds"/>What This Add-on Adds<text:bookmark-end text:name="what-this-add-on-adds"/></text:h>
      <text:p text:style-name="First_20_paragraph">This add-on does not introduce new Lonelog tags or structural blocks. It standardizes the dice expression grammar that appears inside existing core elements, primarily <text:span text:style-name="Source_Text">d:</text:span> roll field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Element</text:p>
            </table:table-cell>
            <table:table-cell table:style-name="TableHeaderRowCell" office:value-type="string">
              <text:p text:style-name="Table_20_Heading">Purpose</text:p>
            </table:table-cell>
            <table:table-cell table:style-name="TableHeaderRowCell" office:value-type="string">
              <text:p text:style-name="Table_20_Heading">Example in a log</text:p>
            </table:table-cell>
          </table:table-row>
        </table:table-header-rows>
        <table:table-row>
          <table:table-cell table:style-name="TableRowCell" office:value-type="string">
            <text:p text:style-name="Table_20_Contents">Standard expression</text:p>
          </table:table-cell>
          <table:table-cell table:style-name="TableRowCell" office:value-type="string">
            <text:p text:style-name="Table_20_Contents">A dice roll with optional modifiers and math</text:p>
          </table:table-cell>
          <table:table-cell table:style-name="TableRowCell" office:value-type="string">
            <text:p text:style-name="Table_20_Contents"><text:span text:style-name="Source_Text">d: Attack 2d6+3=9 -&gt; Hit</text:span></text:p>
          </table:table-cell>
        </table:table-row>
        <table:table-row>
          <table:table-cell table:style-name="TableRowCell" office:value-type="string">
            <text:p text:style-name="Table_20_Contents">Roll description</text:p>
          </table:table-cell>
          <table:table-cell table:style-name="TableRowCell" office:value-type="string">
            <text:p text:style-name="Table_20_Contents">Inline label attached to a dice expression</text:p>
          </table:table-cell>
          <table:table-cell table:style-name="TableRowCell" office:value-type="string">
            <text:p text:style-name="Table_20_Contents"><text:span text:style-name="Source_Text">d: 4d6dl1 // Ability score=14</text:span></text:p>
          </table:table-cell>
        </table:table-row>
        <table:table-row>
          <table:table-cell table:style-name="TableRowCell" office:value-type="string">
            <text:p text:style-name="Table_20_Contents">Group roll</text:p>
          </table:table-cell>
          <table:table-cell table:style-name="TableRowCell" office:value-type="string">
            <text:p text:style-name="Table_20_Contents">Multiple sub-expressions evaluated together</text:p>
          </table:table-cell>
          <table:table-cell table:style-name="TableRowCell" office:value-type="string">
            <text:p text:style-name="Table_20_Contents"><text:span text:style-name="Source_Text">d: {4d6, 2d8}k2=11</text:span></text:p>
          </table:table-cell>
        </table:table-row>
      </table:table>
      <text:p text:style-name="First_20_paragraph"><text:span text:style-name="T1">No new core symbols.</text:span> This add-on introduces no additions to <text:span text:style-name="Source_Text">@</text:span>, <text:span text:style-name="Source_Text">?</text:span>, <text:span text:style-name="Source_Text">d:</text:span>, <text:span text:style-name="Source_Text">-&gt;</text:span>, or <text:span text:style-name="Source_Text">=&gt;</text:span>.</text:p>
      <text:h text:style-name="Heading_20_3" text:outline-level="3"><text:bookmark-start text:name="design-principles"/>Design Principles<text:bookmark-end text:name="design-principles"/></text:h>
      <text:p text:style-name="First_20_paragraph"><text:span text:style-name="T1">Grammar, not engine.</text:span> This spec defines how to <text:span text:style-name="T2">write</text:span> dice expressions, not how to <text:span text:style-name="T2">resolve</text:span> them. Any compliant tool should produce equivalent results, but the notation itself is system-agnostic.</text:p>
      <text:p text:style-name="Text_20_body"><text:span text:style-name="T1">Upward compatible.</text:span> Simple expressions — <text:span text:style-name="Source_Text">d6</text:span>, <text:span text:style-name="Source_Text">2d10+3</text:span> — are valid without reading this document. Complexity is opt-in.</text:p>
      <text:p text:style-name="Text_20_body"><text:span text:style-name="T1">Log-readable.</text:span> Expressions are meant to be read by humans in plain text. Modifier flags (<text:span text:style-name="Source_Text">!</text:span>, <text:span text:style-name="Source_Text">k</text:span>, <text:span text:style-name="Source_Text">d</text:span>) are chosen to be short and memorable, not just machine-parseable.</text:p>
      <text:p text:style-name="Horizontal_20_Line"/>
      <text:h text:style-name="Heading_20_2" text:outline-level="2"><text:bookmark-start text:name="part-i-practical-reference"/>Part I: Practical Reference<text:bookmark-end text:name="part-i-practical-reference"/></text:h>
      <text:p text:style-name="First_20_paragraph">This section covers the dice expressions that come up most often in solo RPG play. If you are logging sessions rather than building a parser, this is all you need.</text:p>
      <text:h text:style-name="Heading_20_3" text:outline-level="3"><text:bookmark-start text:name="how-dice-expressions-fit-into-a-log-entry"/>How dice expressions fit into a log entry<text:bookmark-end text:name="how-dice-expressions-fit-into-a-log-entry"/></text:h>
      <text:p text:style-name="First_20_paragraph">In a <text:span text:style-name="Source_Text">d:</text:span> field, the dice expression records <text:span text:style-name="T2">what was rolled</text:span> and <text:span text:style-name="Source_Text">=N</text:span> records the <text:span text:style-name="T2">numeric total</text:span>. The <text:span text:style-name="Source_Text">-&gt;</text:span> field is reserved for the interpreted outcome — a state, not a number.</text:p>
      <text:p text:style-name="P2">d: Strike 2d6+2=9 -&gt; Hit</text:p>
      <text:p text:style-name="P3">d: Pick the lock d20+Lockpicking=17 vs DC 15 -&gt; Success</text:p>
      <text:p text:style-name="P4">d: Overcome 4dF+2=3 -&gt; Success with Style</text:p>
      <text:p text:style-name="First_20_paragraph">The bracketed breakdown <text:span text:style-name="Source_Text">[4, 3]</text:span> is optional. Include it when the individual results matter — a lucky max roll, a dropped die that changed the outcome — or leave it out when the total is all you need.</text:p>
      <text:p text:style-name="Horizontal_20_Line"/>
      <text:h text:style-name="Heading_20_3" text:outline-level="3"><text:bookmark-start text:name="rolling-dice"/>Rolling Dice<text:bookmark-end text:name="rolling-dice"/></text:h>
      <text:p text:style-name="First_20_paragraph">The core syntax is <text:span text:style-name="Source_Text">NdS</text:span>, where <text:span text:style-name="Source_Text">N</text:span> is the number of dice and <text:span text:style-name="Source_Text">S</text:span> is the number of sides. <text:span text:style-name="Source_Text">N</text:span> defaults to <text:span text:style-name="Source_Text">1</text:span> if omitted.</text:p>
      <text:p text:style-name="P5">d6 <text:s text:c="6"/>roll one 6-sided die</text:p>
      <text:p text:style-name="P6">2d6 <text:s text:c="5"/>roll two 6-sided dice and sum the results</text:p>
      <text:p text:style-name="P7">4d10 <text:s text:c="4"/>roll four 10-sided dice and sum the results</text:p>
      <text:p text:style-name="P8">d20 <text:s text:c="5"/>roll one 20-sided die</text:p>
      <text:p text:style-name="P9">d% <text:s text:c="6"/>roll percentile dice (1–100); equivalent to d100</text:p>
      <text:p text:style-name="P10">dF <text:s text:c="6"/>roll one Fudge/Fate die (-1, 0, or +1)</text:p>
      <text:p text:style-name="P11">4dF <text:s text:c="5"/>roll four Fudge/Fate dice and sum the results</text:p>
      <text:p text:style-name="First_20_paragraph">In a log:</text:p>
      <text:p text:style-name="P12">d: Strike 2d6=9</text:p>
      <text:p text:style-name="P13">d: Oracle d%=34</text:p>
      <text:p text:style-name="P14">d: Fate 4dF=1</text:p>
      <text:p text:style-name="Horizontal_20_Line"/>
      <text:h text:style-name="Heading_20_3" text:outline-level="3"><text:bookmark-start text:name="adding-a-flat-modifier"/>Adding a Flat Modifier<text:bookmark-end text:name="adding-a-flat-modifier"/></text:h>
      <text:p text:style-name="First_20_paragraph">Use standard arithmetic. The modifier applies to the total, not to individual dice.</text:p>
      <text:p text:style-name="P15">d6+3 <text:s text:c="4"/>roll d6, add 3</text:p>
      <text:p text:style-name="P16">2d6-1 <text:s text:c="3"/>roll 2d6, subtract 1</text:p>
      <text:p text:style-name="P17">d20+5 <text:s text:c="3"/>roll d20, add 5</text:p>
      <text:p text:style-name="First_20_paragraph">In a log:</text:p>
      <text:p text:style-name="P18">d: Strike 2d6+2=9</text:p>
      <text:h text:style-name="Heading_20_3" text:outline-level="3"><text:bookmark-start text:name="keeping-or-dropping-dice"/>Keeping or Dropping Dice<text:bookmark-end text:name="keeping-or-dropping-dice"/></text:h>
      <text:p text:style-name="First_20_paragraph">These are the most common modifiers in solo play. Use them for advantage/disadvantage, ability score generation, or any system that rolls and discards dice.</text:p>
      <text:p text:style-name="Text_20_body"><text:span text:style-name="T1">Keep highest / lowest:</text:span></text:p>
      <text:p text:style-name="P19">2d20kh1 <text:s text:c="3"/>roll 2d20, keep the highest (advantage)</text:p>
      <text:p text:style-name="P20">2d20kl1 <text:s text:c="3"/>roll 2d20, keep the lowest (disadvantage)</text:p>
      <text:p text:style-name="P21">4d6kh3 <text:s text:c="4"/>roll 4d6, keep the highest 3</text:p>
      <text:p text:style-name="First_20_paragraph"><text:span text:style-name="Source_Text">k</text:span> alone defaults to highest: <text:span text:style-name="Source_Text">2d20k1</text:span> is the same as <text:span text:style-name="Source_Text">2d20kh1</text:span>.</text:p>
      <text:p text:style-name="Horizontal_20_Line"/>
      <text:p text:style-name="First_20_paragraph"><text:span text:style-name="T1">Drop lowest / highest:</text:span></text:p>
      <text:p text:style-name="P22">4d6dl1 <text:s text:c="4"/>roll 4d6, drop the lowest (ability scores)</text:p>
      <text:p text:style-name="P23">4d6dh1 <text:s text:c="4"/>roll 4d6, drop the highest</text:p>
      <text:p text:style-name="First_20_paragraph"><text:span text:style-name="Source_Text">d</text:span> alone defaults to lowest: <text:span text:style-name="Source_Text">4d6d1</text:span> is the same as <text:span text:style-name="Source_Text">4d6dl1</text:span>.</text:p>
      <text:p text:style-name="Text_20_body">In a log:</text:p>
      <text:p text:style-name="P24">d: Ability score 4d6dl1=15</text:p>
      <text:p text:style-name="First_20_paragraph">The breakdown (<text:span text:style-name="Source_Text">[6, 4d, 5, 3]</text:span>) is optional — useful when you want to record which die was dropped, but not required.</text:p>
      <text:p text:style-name="Text_20_body"><text:span text:style-name="T1">Note:</text:span> <text:span text:style-name="Source_Text">k</text:span> (keep) and <text:span text:style-name="Source_Text">d</text:span> (drop) are the same operation expressed from opposite directions. <text:span text:style-name="Source_Text">4d6kh3</text:span> and <text:span text:style-name="Source_Text">4d6dl1</text:span> both give you the top 3 dice from a pool of 4.</text:p>
      <text:h text:style-name="Heading_20_3" text:outline-level="3"><text:bookmark-start text:name="exploding-dice"/>Exploding Dice<text:bookmark-end text:name="exploding-dice"/></text:h>
      <text:p text:style-name="First_20_paragraph">An exploding die is re-rolled when it hits its maximum value, and the new roll is added to the total.</text:p>
      <text:p text:style-name="P25">d6! <text:s text:c="5"/>roll d6; re-roll and add if you roll a 6</text:p>
      <text:p text:style-name="P26">2d6! <text:s text:c="4"/>roll 2d6; each die that rolls 6 explodes</text:p>
      <text:p text:style-name="Horizontal_20_Line"/>
      <text:p text:style-name="First_20_paragraph">In a log:</text:p>
      <text:p text:style-name="P27">d: Damage 2d6! =13</text:p>
      <text:p text:style-name="P28"><text:span text:style-name="T1">Note:</text:span> When an expression ends with <text:span text:style-name="Source_Text">!</text:span> or another modifier that accepts a compare point, write a space before <text:span text:style-name="Source_Text">=</text:span> to distinguish the result from a compare point operator. <text:span text:style-name="Source_Text">2d6!=13</text:span> would be parsed as “explode on any roll not equal to 13”; <text:span text:style-name="Source_Text">2d6! =13</text:span> records a result of 13.</text:p>
      <text:p text:style-name="First_20_paragraph">You can change the trigger with a compare point:</text:p>
      <text:p text:style-name="P29">2d6!&gt;4 <text:s text:c="3"/>explode on any roll greater than 4</text:p>
      <text:p text:style-name="P30">4d10!&lt;=3 <text:s text:c="1"/>explode on any roll less than or equal to 3</text:p>
      <text:p text:style-name="First_20_paragraph">For systems where exploded values stack into a single result (e.g. Savage Worlds raises):</text:p>
      <text:p text:style-name="P31">d6!! <text:s text:c="4"/>compound exploding: re-rolls stack on the same die</text:p>
      <text:p text:style-name="Horizontal_20_Line"/>
      <text:h text:style-name="Heading_20_3" text:outline-level="3"><text:bookmark-start text:name="dice-pools-counting-successes"/>Dice Pools (Counting Successes)<text:bookmark-end text:name="dice-pools-counting-successes"/></text:h>
      <text:p text:style-name="First_20_paragraph">Some systems count how many dice beat a target rather than summing results. Attach a compare point directly to the die notation:</text:p>
      <text:p text:style-name="P32">5d6&gt;=5 <text:s text:c="4"/>count dice showing 5 or higher</text:p>
      <text:p text:style-name="P33">4d10&gt;7 <text:s text:c="4"/>count dice showing 8, 9, or 10</text:p>
      <text:p text:style-name="P34">10d6=6 <text:s text:c="4"/>count dice showing exactly 6</text:p>
      <text:p text:style-name="First_20_paragraph">In a log, the result is the success count:</text:p>
      <text:p text:style-name="P35">d: Attack 5d10&gt;=7=3 -&gt; Hit</text:p>
      <text:p text:style-name="First_20_paragraph">To count failures as negative successes, add an <text:span text:style-name="Source_Text">f</text:span> compare point immediately after:</text:p>
      <text:p text:style-name="P36">4d6&gt;4f&lt;3 <text:s text:c="2"/>successes on 5–6, failures on 1–2</text:p>
      <text:p text:style-name="Horizontal_20_Line"/>
      <text:h text:style-name="Heading_20_3" text:outline-level="3"><text:bookmark-start text:name="roll-descriptions"/>Roll Descriptions<text:bookmark-end text:name="roll-descriptions"/></text:h>
      <text:p text:style-name="First_20_paragraph">Attach a label to a dice expression for clarity, especially when logging multiple rolls on one line.</text:p>
      <text:p text:style-name="Text_20_body">Use <text:span text:style-name="Source_Text">//</text:span> or <text:span text:style-name="Source_Text">#</text:span> for inline descriptions:</text:p>
      <text:p text:style-name="P37">4d6dl1 // Strength</text:p>
      <text:p text:style-name="P38">2d6! <text:s text:c="2"/>// Damage</text:p>
      <text:p text:style-name="P39"/>
      <text:p text:style-name="P40">d: 4d6dl1 // STR=15, 4d6dl1 // DEX=12, 4d6dl1 // CON=9</text:p>
      <text:h text:style-name="Heading_20_3" text:outline-level="3"><text:bookmark-start text:name="common-patterns-by-system-type"/>Common Patterns by System Type<text:bookmark-end text:name="common-patterns-by-system-type"/></text:h>
      <text:p text:style-name="First_20_paragraph"><text:span text:style-name="T1">D&amp;D / OSR ability scores:</text:span></text:p>
      <text:p text:style-name="P41">d: Stats 4d6dl1 // STR=15</text:p>
      <text:p text:style-name="First_20_paragraph"><text:span text:style-name="T1">PbtA / Ironsworn 2d6:</text:span></text:p>
      <text:p text:style-name="P42">d: Clash 2d6+2=9 -&gt; Weak Hit</text:p>
      <text:p text:style-name="First_20_paragraph"><text:span text:style-name="T1">Advantage / Disadvantage:</text:span></text:p>
      <text:p text:style-name="P43">d: Persuade 2d20kh1+4=16</text:p>
      <text:p text:style-name="P44">d: Sneak <text:s text:c="3"/>2d20kl1+6=15</text:p>
      <text:p text:style-name="Horizontal_20_Line"/>
      <text:p text:style-name="First_20_paragraph"><text:span text:style-name="T1">Fate / Fudge:</text:span></text:p>
      <text:p text:style-name="P45">d: Overcome 4dF+2=3 -&gt; Success with Style</text:p>
      <text:p text:style-name="First_20_paragraph"><text:span text:style-name="T1">Savage Worlds trait roll</text:span> (note the space before <text:span text:style-name="Source_Text">=</text:span> — expressions ending in <text:span text:style-name="Source_Text">!</text:span> need it):</text:p>
      <text:p text:style-name="P46">d: Fighting d8!+2d6! =12 -&gt; Hit</text:p>
      <text:p text:style-name="First_20_paragraph"><text:span text:style-name="T1">Percentile oracle:</text:span></text:p>
      <text:p text:style-name="P47">d: Mythic 2d10=47 -&gt; Yes, but...</text:p>
      <text:p text:style-name="Horizontal_20_Line"/>
      <text:h text:style-name="Heading_20_2" text:outline-level="2"><text:bookmark-start text:name="part-ii-complete-reference"/>Part II: Complete Reference<text:bookmark-end text:name="part-ii-complete-reference"/></text:h>
      <text:h text:style-name="Heading_20_2" text:outline-level="2"><text:bookmark-start text:name="dice-types"/>1. Dice Types<text:bookmark-end text:name="dice-types"/></text:h>
      <text:p text:style-name="First_20_paragraph"><text:span text:style-name="T1">Note:</text:span> A single die type has a minimum quantity of <text:span text:style-name="Source_Text">1</text:span> and a maximum quantity of <text:span text:style-name="Source_Text">999</text:span>. Valid: <text:span text:style-name="Source_Text">d8</text:span>, <text:span text:style-name="Source_Text">1d10</text:span>, <text:span text:style-name="Source_Text">999d6</text:span>. Invalid: <text:span text:style-name="Source_Text">0d10</text:span>, <text:span text:style-name="Source_Text">1000d6</text:span>, <text:span text:style-name="Source_Text">-1d20</text:span>.</text:p>
      <text:h text:style-name="Heading_20_3" text:outline-level="3"><text:bookmark-start text:name="standard"/>Standard<text:bookmark-end text:name="standard"/></text:h>
      <text:p text:style-name="First_20_paragraph"><text:span text:style-name="T1">Notation:</text:span> <text:span text:style-name="Source_Text">d{n}</text:span></text:p>
      <text:p text:style-name="Text_20_body">A standard die has a positive integer number of sides.</text:p>
      <text:p text:style-name="P48">d6 <text:s text:c="3"/>roll a single 6-sided die</text:p>
      <text:p text:style-name="P49">4d10 <text:s text:c="1"/>roll a 10-sided die 4 times and sum the results</text:p>
      <text:h text:style-name="Heading_20_3" text:outline-level="3"><text:bookmark-start text:name="percentile"/>Percentile<text:bookmark-end text:name="percentile"/></text:h>
      <text:p text:style-name="First_20_paragraph"><text:span text:style-name="T1">Notation:</text:span> <text:span text:style-name="Source_Text">d%</text:span></text:p>
      <text:p text:style-name="Text_20_body">Rolls a whole number between 1 and 100. Shorthand for <text:span text:style-name="Source_Text">d100</text:span>.</text:p>
      <text:p text:style-name="P50">4d% <text:s text:c="3"/>equivalent to 4d100</text:p>
      <text:p text:style-name="Horizontal_20_Line"/>
      <text:h text:style-name="Heading_20_3" text:outline-level="3"><text:bookmark-start text:name="fudge-fate"/>Fudge / Fate<text:bookmark-end text:name="fudge-fate"/></text:h>
      <text:p text:style-name="First_20_paragraph"><text:span text:style-name="T1">Notation:</text:span> <text:span text:style-name="Source_Text">dF</text:span> / <text:span text:style-name="Source_Text">dF.2</text:span> / <text:span text:style-name="Source_Text">dF.1</text:span></text:p>
      <text:p text:style-name="Text_20_body">Six-sided dice marked with <text:span text:style-name="Source_Text">-</text:span>, <text:span text:style-name="Source_Text">+</text:span>, and blank faces, corresponding to <text:span text:style-name="Source_Text">-1</text:span>, <text:span text:style-name="Source_Text">+1</text:span>, and <text:span text:style-name="Source_Text">0</text:span>.</text:p>
      <text:list text:style-name="L2">
        <text:list-item>
          <text:p text:style-name="P51"><text:span text:style-name="Source_Text">dF</text:span> or <text:span text:style-name="Source_Text">dF.2</text:span> — standard: two of each face</text:p>
        </text:list-item>
        <text:list-item>
          <text:p text:style-name="P51"><text:span text:style-name="Source_Text">dF.1</text:span> — variant: four blanks, one <text:span text:style-name="Source_Text">+</text:span>, one <text:span text:style-name="Source_Text">-</text:span></text:p>
        </text:list-item>
      </text:list>
      <text:p text:style-name="P52">dF <text:s text:c="3"/>standard Fudge die; equivalent to dF.2</text:p>
      <text:p text:style-name="P53">dF.1 <text:s text:c="1"/>variant Fudge die</text:p>
      <text:p text:style-name="P54">4dF <text:s text:c="2"/>roll four standard Fudge dice and sum</text:p>
      <text:h text:style-name="Heading_20_2" text:outline-level="2"><text:bookmark-start text:name="modifiers"/>2. Modifiers<text:bookmark-end text:name="modifiers"/></text:h>
      <text:p text:style-name="First_20_paragraph">Modifiers alter the dice pool after rolling. Multiple modifiers can be combined; they execute in a fixed order (listed below) regardless of the order written.</text:p>
      <text:p text:style-name="P55">5d10!k2 <text:s text:c="3"/>explode first (order 3), then keep highest 2 (order 6)</text:p>
      <text:p text:style-name="P56">5d10k2! <text:s text:c="3"/>equivalent — order is always by modifier priority</text:p>
      <text:p text:style-name="Horizontal_20_Line"/>
      <text:h text:style-name="Heading_20_3" text:outline-level="3"><text:bookmark-start text:name="min"/>Min<text:bookmark-end text:name="min"/></text:h>
      <text:p text:style-name="First_20_paragraph"><text:span text:style-name="T1">Notation:</text:span> <text:span text:style-name="Source_Text">min{n}</text:span> | <text:span text:style-name="T1">Order:</text:span> 1</text:p>
      <text:p text:style-name="Text_20_body">Any roll below the minimum is treated as the minimum value.</text:p>
      <text:p text:style-name="P57">4d6min3: [3^, 4, 3, 3^] = 13</text:p>
      <text:p text:style-name="First_20_paragraph"><text:span text:style-name="T1">Note:</text:span> Statistically, rolling the minimum becomes more likely than any other single value. <text:span text:style-name="Source_Text">d6min3</text:span> gives a 50% chance of rolling 3.</text:p>
      <text:h text:style-name="Heading_20_3" text:outline-level="3"><text:bookmark-start text:name="max"/>Max<text:bookmark-end text:name="max"/></text:h>
      <text:p text:style-name="First_20_paragraph"><text:span text:style-name="T1">Notation:</text:span> <text:span text:style-name="Source_Text">max{n}</text:span> | <text:span text:style-name="T1">Order:</text:span> 2</text:p>
      <text:p text:style-name="Text_20_body">Any roll above the maximum is treated as the maximum value.</text:p>
      <text:p text:style-name="P58">4d6max3: [3v, 3v, 3, 2] = 11</text:p>
      <text:p text:style-name="Horizontal_20_Line"/>
      <text:h text:style-name="Heading_20_3" text:outline-level="3"><text:bookmark-start text:name="exploding"/>Exploding<text:bookmark-end text:name="exploding"/></text:h>
      <text:p text:style-name="First_20_paragraph"><text:span text:style-name="T1">Notation:</text:span> <text:span text:style-name="Source_Text">!</text:span> / <text:span text:style-name="Source_Text">!{cp}</text:span> | <text:span text:style-name="T1">Order:</text:span> 3</text:p>
      <text:p text:style-name="Text_20_body">When a die rolls its maximum value, it is re-rolled and the new roll is added to the total. The re-roll can also explode.</text:p>
      <text:p text:style-name="P59">2d6!: [4, 6!, 6!, 2] = 18</text:p>
      <text:p text:style-name="First_20_paragraph">The second die rolled 6 and exploded; the re-roll also rolled 6 and exploded again.</text:p>
      <text:p text:style-name="Text_20_body">Use a compare point to change the trigger:</text:p>
      <text:p text:style-name="P60">2d6!=5 <text:s text:c="3"/>explode on 5</text:p>
      <text:p text:style-name="P61">2d6!&gt;4 <text:s text:c="3"/>explode on 5 or 6</text:p>
      <text:p text:style-name="P62">4d10!&lt;=3 <text:s text:c="1"/>explode on 1, 2, or 3</text:p>
      <text:p text:style-name="P63"><text:span text:style-name="T1">Note:</text:span> The <text:span text:style-name="Source_Text">!=</text:span> (not equal) operator conflicts with the exploding notation. Use <text:span text:style-name="Source_Text">&lt;&gt;</text:span> instead:</text:p>
      <text:p text:style-name="P64">2d6!!=4 <text:s text:c="2"/>wrong — this means "compound on 4", not "explode on not-4"</text:p>
      <text:p text:style-name="P65">2d6!&lt;&gt;4 <text:s text:c="2"/>correct — explode on any value that is not 4</text:p>
      <text:p text:style-name="First_20_paragraph"><text:span text:style-name="T1">Note:</text:span> To prevent infinite loops, modifiers are limited to 1000 iterations per die. <text:span text:style-name="Source_Text">1d10!&gt;0</text:span> returns at most 1001 rolls.</text:p>
      <text:h text:style-name="Heading_20_4" text:outline-level="4"><text:bookmark-start text:name="compounding"/>Compounding<text:bookmark-end text:name="compounding"/></text:h>
      <text:p text:style-name="First_20_paragraph"><text:span text:style-name="T1">Notation:</text:span> <text:span text:style-name="Source_Text">!!</text:span> / <text:span text:style-name="Source_Text">!!{cp}</text:span></text:p>
      <text:p text:style-name="Text_20_body">Like exploding, but re-rolls are added to the original die’s total rather than listed separately.</text:p>
      <text:p text:style-name="P66">2d6!: <text:s text:c="1"/>[4, 6!, 6!, 2] = 18 <text:s text:c="2"/>exploding: separate rolls</text:p>
      <text:p text:style-name="P67">2d6!!: [4, 14!!] <text:s text:c="6"/>= 18 <text:s text:c="2"/>compounding: combined into one</text:p>
      <text:h text:style-name="Heading_20_4" text:outline-level="4"><text:bookmark-start text:name="penetrating"/>Penetrating<text:bookmark-end text:name="penetrating"/></text:h>
      <text:p text:style-name="First_20_paragraph"><text:span text:style-name="T1">Notation:</text:span> <text:span text:style-name="Source_Text">!p</text:span> / <text:span text:style-name="Source_Text">!!p</text:span> / <text:span text:style-name="Source_Text">!p{cp}</text:span> / <text:span text:style-name="Source_Text">!!p{cp}</text:span></text:p>
      <text:p text:style-name="Text_20_body">Like exploding, but each re-roll has 1 subtracted from it. From the HackMaster Basic rules.</text:p>
      <text:p text:style-name="P68">2d6!p: [6!p, 5!p, 5!p, 3, 1] = 20</text:p>
      <text:p text:style-name="First_20_paragraph">Actual rolls were <text:span text:style-name="Source_Text">[6, 6, 6, 4, 1]</text:span>; each exploded re-roll has 1 subtracted.</text:p>
      <text:p text:style-name="Horizontal_20_Line"/>
      <text:h text:style-name="Heading_20_3" text:outline-level="3"><text:bookmark-start text:name="re-roll"/>Re-roll<text:bookmark-end text:name="re-roll"/></text:h>
      <text:p text:style-name="First_20_paragraph"><text:span text:style-name="T1">Notation:</text:span> <text:span text:style-name="Source_Text">r</text:span> / <text:span text:style-name="Source_Text">ro</text:span> / <text:span text:style-name="Source_Text">r{cp}</text:span> / <text:span text:style-name="Source_Text">ro{cp}</text:span> | <text:span text:style-name="T1">Order:</text:span> 4</text:p>
      <text:p text:style-name="Text_20_body">Re-rolls a die until it rolls above the minimum value, discarding the previous roll (unlike exploding, which keeps all rolls).</text:p>
      <text:p text:style-name="P69">d6r <text:s text:c="5"/>re-roll 1s indefinitely</text:p>
      <text:p text:style-name="P70">d6ro <text:s text:c="4"/>re-roll once on a 1, even if the re-roll is also 1</text:p>
      <text:p text:style-name="P71">2d6r=5 <text:s text:c="2"/>re-roll any die showing 5, indefinitely</text:p>
      <text:p text:style-name="P72">4d10r&lt;=3 re-roll any die showing 1, 2, or 3</text:p>
      <text:h text:style-name="Heading_20_3" text:outline-level="3"><text:bookmark-start text:name="unique"/>Unique<text:bookmark-end text:name="unique"/></text:h>
      <text:p text:style-name="First_20_paragraph"><text:span text:style-name="T1">Notation:</text:span> <text:span text:style-name="Source_Text">u</text:span> / <text:span text:style-name="Source_Text">uo</text:span> / <text:span text:style-name="Source_Text">u{cp}</text:span> / <text:span text:style-name="Source_Text">uo{cp}</text:span> | <text:span text:style-name="T1">Order:</text:span> 5</text:p>
      <text:p text:style-name="Text_20_body">Re-rolls any die whose result duplicates another in the pool.</text:p>
      <text:p text:style-name="P73">2d10u <text:s text:c="3"/>re-roll duplicates until all results are unique</text:p>
      <text:p text:style-name="P74">2d10uo <text:s text:c="2"/>re-roll duplicates once; may still have duplicates</text:p>
      <text:p text:style-name="P75">4d6u=5 <text:s text:c="2"/>only re-roll duplicates that show 5</text:p>
      <text:p text:style-name="First_20_paragraph"><text:span text:style-name="T1">Note:</text:span> If the number of dice exceeds the number of sides (e.g. <text:span text:style-name="Source_Text">5d3u</text:span>), unique results are impossible for all dice. The modifier is limited to 1000 iterations to prevent infinite loops.</text:p>
      <text:h text:style-name="Heading_20_3" text:outline-level="3"><text:bookmark-start text:name="keep"/>Keep<text:bookmark-end text:name="keep"/></text:h>
      <text:p text:style-name="First_20_paragraph"><text:span text:style-name="T1">Notation:</text:span> <text:span text:style-name="Source_Text">k{n}</text:span> / <text:span text:style-name="Source_Text">kh{n}</text:span> / <text:span text:style-name="Source_Text">kl{n}</text:span> | <text:span text:style-name="T1">Order:</text:span> 6</text:p>
      <text:p text:style-name="Text_20_body">Keeps only the highest or lowest N results; all others are discarded. The opposite of Drop.</text:p>
      <text:p text:style-name="Text_20_body"><text:span text:style-name="Source_Text">k</text:span> alone defaults to highest.</text:p>
      <text:p text:style-name="P76">4d10kh2 <text:s text:c="1"/>keep the highest 2</text:p>
      <text:p text:style-name="P77">4d10k2 <text:s text:c="2"/>equivalent to above</text:p>
      <text:p text:style-name="P78">4d10kl1 <text:s text:c="1"/>keep the lowest 1</text:p>
      <text:p text:style-name="First_20_paragraph">Discarded dice are marked with <text:span text:style-name="Source_Text">d</text:span> in tool output:</text:p>
      <text:p text:style-name="P79">6d8k3: [3d, 6, 7, 2d, 5, 4d] = 18</text:p>
      <text:h text:style-name="Heading_20_3" text:outline-level="3"><text:bookmark-start text:name="drop"/>Drop<text:bookmark-end text:name="drop"/></text:h>
      <text:p text:style-name="First_20_paragraph"><text:span text:style-name="T1">Notation:</text:span> <text:span text:style-name="Source_Text">d{n}</text:span> / <text:span text:style-name="Source_Text">dh{n}</text:span> / <text:span text:style-name="Source_Text">dl{n}</text:span> | <text:span text:style-name="T1">Order:</text:span> 7</text:p>
      <text:p text:style-name="Text_20_body">Drops the highest or lowest N results. The opposite of Keep.</text:p>
      <text:p text:style-name="Text_20_body"><text:span text:style-name="Source_Text">d</text:span> alone defaults to lowest.</text:p>
      <text:p text:style-name="P80">4d10dl2 <text:s text:c="3"/>drop the lowest 2</text:p>
      <text:p text:style-name="P81">4d10d2 <text:s text:c="4"/>equivalent to above</text:p>
      <text:p text:style-name="P82">4d10dh1 <text:s text:c="3"/>drop the highest</text:p>
      <text:p text:style-name="P83">4d10dh1dl2 drop both the highest and lowest 2</text:p>
      <text:p text:style-name="P84"><text:span text:style-name="T1">Note:</text:span> Both modifiers look at the full dice pool, including dice already flagged by the other modifier. Using them together can override each other unexpectedly.</text:p>
      <text:p text:style-name="P85">3d10k1dh1: [7d, 1d, 2d] = 0 <text:s text:c="2"/>drops everything</text:p>
      <text:p text:style-name="P86">3d10k1d1: <text:s text:c="1"/>[6d, 1d, 9] <text:s text:c="1"/>= 9 <text:s text:c="2"/>keeps only the highest</text:p>
      <text:h text:style-name="Heading_20_3" text:outline-level="3"><text:bookmark-start text:name="target-success-dice-pool"/>Target Success / Dice Pool<text:bookmark-end text:name="target-success-dice-pool"/></text:h>
      <text:p text:style-name="First_20_paragraph"><text:span text:style-name="T1">Notation:</text:span> <text:span text:style-name="Source_Text">{cp}</text:span> | <text:span text:style-name="T1">Order:</text:span> 8</text:p>
      <text:p text:style-name="Text_20_body">Counts how many dice meet a condition rather than summing values. Append a compare point directly to the die notation.</text:p>
      <text:p text:style-name="P87">5d10&gt;=8 <text:s text:c="13"/>count dice showing 8 or higher</text:p>
      <text:p text:style-name="P88">2d6=6: [4, 6*] = 1 <text:s text:c="1"/>one success</text:p>
      <text:p text:style-name="P89">4d3&gt;1: [1, 3*, 2*, 1] = 2</text:p>
      <text:p text:style-name="First_20_paragraph">Successful dice are marked with <text:span text:style-name="Source_Text">*</text:span>.</text:p>
      <text:p text:style-name="Horizontal_20_Line"/>
      <text:p text:style-name="P90"><text:span text:style-name="T1">Note:</text:span> A target compare point immediately following a modifier that uses compare points is interpreted as the modifier’s compare point, not a success target. Specify the target first:</text:p>
      <text:p text:style-name="P91">2d6!&gt;3 <text:s text:c="3"/>explode on any roll greater than 3</text:p>
      <text:p text:style-name="P92">2d6&gt;3! <text:s text:c="3"/>explode on 6; greater than 3 is a success</text:p>
      <text:h text:style-name="Heading_20_3" text:outline-level="3"><text:bookmark-start text:name="target-failure-dice-pool"/>Target Failure / Dice Pool<text:bookmark-end text:name="target-failure-dice-pool"/></text:h>
      <text:p text:style-name="First_20_paragraph"><text:span text:style-name="T1">Notation:</text:span> <text:span text:style-name="Source_Text">f{cp}</text:span> | <text:span text:style-name="T1">Order:</text:span> 8</text:p>
      <text:p text:style-name="Text_20_body">Must follow a Target Success modifier directly. Each failure subtracts 1 from the success count.</text:p>
      <text:p text:style-name="P93">4d6&gt;4f&lt;3: [2_, 5*, 4, 5*] = 1</text:p>
      <text:p text:style-name="First_20_paragraph">Failed dice are marked with <text:span text:style-name="Source_Text">_</text:span>.</text:p>
      <text:h text:style-name="Heading_20_3" text:outline-level="3"><text:bookmark-start text:name="critical-success"/>Critical Success<text:bookmark-end text:name="critical-success"/></text:h>
      <text:p text:style-name="First_20_paragraph"><text:span text:style-name="T1">Notation:</text:span> <text:span text:style-name="Source_Text">cs</text:span> / <text:span text:style-name="Source_Text">cs{cp}</text:span> | <text:span text:style-name="T1">Order:</text:span> 9</text:p>
      <text:p text:style-name="Text_20_body">Marks a die as a critical success. Aesthetic only — does not change the numeric result.</text:p>
      <text:p text:style-name="P94">2d20cs: [4, 20**] = 24</text:p>
      <text:p text:style-name="P95">4d10cs&gt;7 <text:s text:c="11"/>rolls greater than 7 are critical successes</text:p>
      <text:p text:style-name="First_20_paragraph">Critical success dice are marked with <text:span text:style-name="Source_Text">**</text:span>.</text:p>
      <text:h text:style-name="Heading_20_3" text:outline-level="3"><text:bookmark-start text:name="critical-failure"/>Critical Failure<text:bookmark-end text:name="critical-failure"/></text:h>
      <text:p text:style-name="First_20_paragraph"><text:span text:style-name="T1">Notation:</text:span> <text:span text:style-name="Source_Text">cf</text:span> / <text:span text:style-name="Source_Text">cf{cp}</text:span> | <text:span text:style-name="T1">Order:</text:span> 10</text:p>
      <text:p text:style-name="Text_20_body">Marks a die as a critical failure. Aesthetic only.</text:p>
      <text:p text:style-name="P96">2d20cf: [4, 1__] = 5</text:p>
      <text:p text:style-name="P97">4d10cf&lt;3 <text:s text:c="10"/>rolls less than 3 are critical failures</text:p>
      <text:p text:style-name="First_20_paragraph">Critical failure dice are marked with <text:span text:style-name="Source_Text">__</text:span>.</text:p>
      <text:h text:style-name="Heading_20_3" text:outline-level="3"><text:bookmark-start text:name="sorting"/>Sorting<text:bookmark-end text:name="sorting"/></text:h>
      <text:p text:style-name="First_20_paragraph"><text:span text:style-name="T1">Notation:</text:span> <text:span text:style-name="Source_Text">s</text:span> / <text:span text:style-name="Source_Text">sa</text:span> / <text:span text:style-name="Source_Text">sd</text:span> | <text:span text:style-name="T1">Order:</text:span> 11</text:p>
      <text:p text:style-name="Text_20_body">Sorts the dice results before display. Ascending by default.</text:p>
      <text:p text:style-name="P98">4d6: <text:s text:c="2"/>[4, 3, 5, 1]</text:p>
      <text:p text:style-name="P99">4d6s: <text:s text:c="1"/>[1, 3, 4, 5] <text:s text:c="2"/>ascending (default)</text:p>
      <text:p text:style-name="P100">4d6sa: [1, 3, 4, 5] <text:s text:c="2"/>ascending (explicit)</text:p>
      <text:p text:style-name="P101">4d6sd: [5, 4, 3, 1] <text:s text:c="2"/>descending</text:p>
      <text:h text:style-name="Heading_20_3" text:outline-level="3"><text:bookmark-start text:name="compare-points"/>Compare Points<text:bookmark-end text:name="compare-points"/></text:h>
      <text:p text:style-name="First_20_paragraph">A compare point is an operator followed by a number. Used by Exploding, Re-roll, Unique, Target Success, Target Failure, Critical Success, and Critical Failure modifiers.</text:p>
      <text:p text:style-name="Text_20_body"><text:span text:style-name="T1">Operators:</text:span></text:p>
      <table:table table:name="Table2" table:style-name="Table2">
        <table:table-column table:style-name="Table2.A"/>
        <table:table-column table:style-name="Table2.B"/>
        <table:table-header-rows>
          <table:table-row>
            <table:table-cell table:style-name="TableHeaderRowCell" office:value-type="string">
              <text:p text:style-name="Table_20_Heading">Operator</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equal to</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not equal to</text:p>
          </table:table-cell>
        </table:table-row>
        <table:table-row>
          <table:table-cell table:style-name="TableRowCell" office:value-type="string">
            <text:p text:style-name="Table_20_Contents"><text:span text:style-name="Source_Text">&lt;&gt;</text:span></text:p>
          </table:table-cell>
          <table:table-cell table:style-name="TableRowCell" office:value-type="string">
            <text:p text:style-name="Table_20_Contents">also not equal to (use with exploding)</text:p>
          </table:table-cell>
        </table:table-row>
        <table:table-row>
          <table:table-cell table:style-name="TableRowCell" office:value-type="string">
            <text:p text:style-name="Table_20_Contents"><text:span text:style-name="Source_Text">&lt;</text:span></text:p>
          </table:table-cell>
          <table:table-cell table:style-name="TableRowCell" office:value-type="string">
            <text:p text:style-name="Table_20_Contents">less th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greater than</text:p>
          </table:table-cell>
        </table:table-row>
        <table:table-row>
          <table:table-cell table:style-name="TableRowCell" office:value-type="string">
            <text:p text:style-name="Table_20_Contents"><text:span text:style-name="Source_Text">&lt;=</text:span></text:p>
          </table:table-cell>
          <table:table-cell table:style-name="TableRowCell" office:value-type="string">
            <text:p text:style-name="Table_20_Contents">less than or equal to</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greater than or equal to</text:p>
          </table:table-cell>
        </table:table-row>
      </table:table>
      <text:p text:style-name="P102">d6!=3 <text:s text:c="3"/>explode on any roll not equal to 3</text:p>
      <text:p text:style-name="P103">d10!&gt;=5 <text:s text:c="1"/>explode on 5, 6, 7, 8, 9, or 10</text:p>
      <text:p text:style-name="P104">d4r&lt;3 <text:s text:c="3"/>re-roll anything less than 3</text:p>
      <text:p text:style-name="P105"><text:span text:style-name="T1">Note:</text:span> Both mean “not equal to” and are interchangeable in most contexts. However, <text:span text:style-name="Source_Text">!=</text:span> conflicts with the exploding notation — <text:span text:style-name="Source_Text">2d6!!=4</text:span> is parsed as “compound on 4”, not “explode on not-4”. Use <text:span text:style-name="Source_Text">&lt;&gt;</text:span> when combining not-equal with exploding:</text:p>
      <text:p text:style-name="P106">2d6!&lt;&gt;4 <text:s text:c="2"/>correct: explode on any value that is not 4</text:p>
      <text:h text:style-name="Heading_20_2" text:outline-level="2"><text:bookmark-start text:name="group-rolls"/>3. Group Rolls<text:bookmark-end text:name="group-rolls"/></text:h>
      <text:p text:style-name="First_20_paragraph">Group rolls evaluate multiple sub-expressions and apply modifiers to the group as a whole, rather than to individual dice. Sub-expressions are comma-separated and enclosed in <text:span text:style-name="Source_Text">{}</text:span>.</text:p>
      <text:p text:style-name="P107">{4d6, 2d10, d4}: {[2, 6, 4, 2], [7, 4], [1]} = 26</text:p>
      <text:p text:style-name="First_20_paragraph">Without a modifier, sub-roll totals are summed. A single sub-roll in <text:span text:style-name="Source_Text">{}</text:span> is functionally equivalent to the expression without braces.</text:p>
      <text:h text:style-name="Heading_20_3" text:outline-level="3"><text:bookmark-start text:name="keep-and-drop-with-groups"/>Keep and Drop with Groups<text:bookmark-end text:name="keep-and-drop-with-groups"/></text:h>
      <text:p text:style-name="First_20_paragraph">When applied to a group with multiple sub-rolls, <text:span text:style-name="Source_Text">k</text:span> and <text:span text:style-name="Source_Text">d</text:span> keep or drop entire sub-rolls by their total value.</text:p>
      <text:p text:style-name="P108">{4d10, 5d6, 2d10}k2 <text:s text:c="2"/>keep the 2 sub-rolls with the highest totals</text:p>
      <text:p text:style-name="P109">{4d10, 5d6, 2d10}d2 <text:s text:c="2"/>drop the 2 sub-rolls with the lowest totals</text:p>
      <text:p text:style-name="First_20_paragraph">When applied to a single sub-roll, they keep or drop individual die results within the expression:</text:p>
      <text:p text:style-name="P110">{4d10*(2+5d6)}k2 <text:s text:c="2"/>keep the highest 2 individual rolls across all 9 dice</text:p>
      <text:h text:style-name="Heading_20_3" text:outline-level="3"><text:bookmark-start text:name="target-success-failure-with-groups"/>Target Success / Failure with Groups<text:bookmark-end text:name="target-success-failure-with-groups"/></text:h>
      <text:p text:style-name="First_20_paragraph">Compares each sub-roll’s <text:span text:style-name="T2">total</text:span> against the compare point rather than individual dice.</text:p>
      <text:p text:style-name="P111">{3d20+5}&gt;40: {([11, 7, 19]+5)*} = 1</text:p>
      <text:p text:style-name="P112"/>
      <text:p text:style-name="P113">{4d6+2d8, 3d20+3, 5d10+1}&gt;40: {[4,3,3,2]+[2,6], ([17,5,20]+3)*, ([7,9,6,10,8]+1)*} = 2</text:p>
      <text:h text:style-name="Heading_20_3" text:outline-level="3"><text:bookmark-start text:name="sorting-with-groups"/>Sorting with Groups<text:bookmark-end text:name="sorting-with-groups"/></text:h>
      <text:p text:style-name="First_20_paragraph">Sorts both individual dice within each sub-roll and sub-rolls by their total.</text:p>
      <text:p text:style-name="P114">{4d6/2, 3d4+3, 2d10}s <text:s text:c="3"/>ascending</text:p>
      <text:p text:style-name="P115">{4d6/2, 3d4+3, 2d10}sd <text:s text:c="2"/>descending</text:p>
      <text:p text:style-name="Horizontal_20_Line"/>
      <text:h text:style-name="Heading_20_2" text:outline-level="2"><text:bookmark-start text:name="roll-descriptions-1"/>4. Roll Descriptions<text:bookmark-end text:name="roll-descriptions-1"/></text:h>
      <text:p text:style-name="First_20_paragraph">A textual label can be attached to any dice expression or group roll. Labels are not parsed as notation.</text:p>
      <text:h text:style-name="Heading_20_3" text:outline-level="3"><text:bookmark-start text:name="inline-descriptions"/>Inline Descriptions<text:bookmark-end text:name="inline-descriptions"/></text:h>
      <text:p text:style-name="First_20_paragraph">Use <text:span text:style-name="Source_Text">//</text:span> or <text:span text:style-name="Source_Text">#</text:span> after the expression:</text:p>
      <text:p text:style-name="P116">4d6dl1 // Strength score</text:p>
      <text:p text:style-name="P117">2d6! <text:s text:c="2"/># Damage roll</text:p>
      <text:p text:style-name="P118">{4d6, 2d10, d4} // Fire, frost, falling</text:p>
      <text:p text:style-name="First_20_paragraph">In a Lonelog <text:span text:style-name="Source_Text">d:</text:span> field:</text:p>
      <text:p text:style-name="P119">d: 4d6dl1 // STR=14, 4d6dl1 // DEX=11</text:p>
      <text:h text:style-name="Heading_20_3" text:outline-level="3"><text:bookmark-start text:name="block-descriptions"/>Block Descriptions<text:bookmark-end text:name="block-descriptions"/></text:h>
      <text:p text:style-name="First_20_paragraph">Use <text:span text:style-name="Source_Text">[ ... ]</text:span> or <text:span text:style-name="Source_Text">/* ... */</text:span> for multi-word or multi-line labels:</text:p>
      <text:p text:style-name="P120">4d6 /* Ice damage */</text:p>
      <text:p text:style-name="P121">2d10 [ Fire damage ]</text:p>
      <text:p text:style-name="P122">{5d6+5} /* You can even</text:p>
      <text:p text:style-name="P123">write on multiple lines */</text:p>
      <text:p text:style-name="Horizontal_20_Line"/>
      <text:p text:style-name="First_20_paragraph">Any dice notation inside a description block is not parsed:</text:p>
      <text:p text:style-name="P124">4d6 /* Ice damage 5d10+7 */ <text:s text:c="2"/>only 4d6 is rolled</text:p>
      <text:h text:style-name="Heading_20_2" text:outline-level="2"><text:bookmark-start text:name="math"/>5. Math<text:bookmark-end text:name="math"/></text:h>
      <text:h text:style-name="Heading_20_3" text:outline-level="3"><text:bookmark-start text:name="arithmetic-operators"/>Arithmetic Operators<text:bookmark-end text:name="arithmetic-operators"/></text:h>
      <text:p text:style-name="First_20_paragraph">Standard operators apply to roll total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or</text:p>
            </table:table-cell>
            <table:table-cell table:style-name="TableHeaderRowCell" office:value-type="string">
              <text:p text:style-name="Table_20_Heading">Meaning</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add</text:p>
          </table:table-cell>
          <table:table-cell table:style-name="TableRowCell" office:value-type="string">
            <text:p text:style-name="Table_20_Contents"><text:span text:style-name="Source_Text">2d6+3</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subtract</text:p>
          </table:table-cell>
          <table:table-cell table:style-name="TableRowCell" office:value-type="string">
            <text:p text:style-name="Table_20_Contents"><text:span text:style-name="Source_Text">d20-2</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multiply</text:p>
          </table:table-cell>
          <table:table-cell table:style-name="TableRowCell" office:value-type="string">
            <text:p text:style-name="Table_20_Contents"><text:span text:style-name="Source_Text">d6*5</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divide</text:p>
          </table:table-cell>
          <table:table-cell table:style-name="TableRowCell" office:value-type="string">
            <text:p text:style-name="Table_20_Contents"><text:span text:style-name="Source_Text">2d10/d20</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modulus (remainder)</text:p>
          </table:table-cell>
          <table:table-cell table:style-name="TableRowCell" office:value-type="string">
            <text:p text:style-name="Table_20_Contents"><text:span text:style-name="Source_Text">d15%2</text:span></text:p>
          </table:table-cell>
        </table:table-row>
        <table:table-row>
          <table:table-cell table:style-name="TableRowCell" office:value-type="string">
            <text:p text:style-name="Table_20_Contents"><text:span text:style-name="Source_Text">^</text:span> or <text:span text:style-name="Source_Text">**</text:span></text:p>
          </table:table-cell>
          <table:table-cell table:style-name="TableRowCell" office:value-type="string">
            <text:p text:style-name="Table_20_Contents">exponent</text:p>
          </table:table-cell>
          <table:table-cell table:style-name="TableRowCell" office:value-type="string">
            <text:p text:style-name="Table_20_Contents"><text:span text:style-name="Source_Text">3d20^4</text:span></text:p>
          </table:table-cell>
        </table:table-row>
      </table:table>
      <text:p text:style-name="First_20_paragraph">Operators can also determine how many dice to roll or how many sides they have:</text:p>
      <text:p text:style-name="P125">(4-2)d10 <text:s text:c="2"/>roll a d10 twice (4-2=2)</text:p>
      <text:p text:style-name="P126">3d(2*6) <text:s text:c="3"/>roll a 12-sided die (2*6=12) three times</text:p>
      <text:h text:style-name="Heading_20_3" text:outline-level="3"><text:bookmark-start text:name="parentheses"/>Parentheses<text:bookmark-end text:name="parentheses"/></text:h>
      <text:p text:style-name="First_20_paragraph">Parentheses group expressions and define order of operations:</text:p>
      <text:p text:style-name="P127">1d6+2*3: <text:s text:c="2"/>[4]+2*3 = 10 <text:s text:c="3"/>multiplication first</text:p>
      <text:p text:style-name="P128">(1d6+2)*3: ([4]+2)*3 = 18 <text:s text:c="1"/>addition first</text:p>
      <text:p text:style-name="Horizontal_20_Line"/>
      <text:h text:style-name="Heading_20_2" text:outline-level="2"><text:bookmark-start text:name="quick-reference"/>Quick Reference<text:bookmark-end text:name="quick-reference"/></text:h>
      <text:h text:style-name="Heading_20_3" text:outline-level="3"><text:bookmark-start text:name="dice-types-1"/>Dice Types<text:bookmark-end text:name="dice-types-1"/></text:h>
      <table:table table:name="Table4" table:style-name="Table4">
        <table:table-column table:style-name="Table4.A"/>
        <table:table-column table:style-name="Table4.B"/>
        <table:table-header-rows>
          <table:table-row>
            <table:table-cell table:style-name="TableHeaderRowCell" office:value-type="string">
              <text:p text:style-name="Table_20_Heading">Notation</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text:span text:style-name="Source_Text">d{n}</text:span></text:p>
          </table:table-cell>
          <table:table-cell table:style-name="TableRowCell" office:value-type="string">
            <text:p text:style-name="Table_20_Contents">Standard die with n sides</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Percentile die (1–100)</text:p>
          </table:table-cell>
        </table:table-row>
        <table:table-row>
          <table:table-cell table:style-name="TableRowCell" office:value-type="string">
            <text:p text:style-name="Table_20_Contents"><text:span text:style-name="Source_Text">dF</text:span> / <text:span text:style-name="Source_Text">dF.2</text:span></text:p>
          </table:table-cell>
          <table:table-cell table:style-name="TableRowCell" office:value-type="string">
            <text:p text:style-name="Table_20_Contents">Standard Fudge die</text:p>
          </table:table-cell>
        </table:table-row>
        <table:table-row>
          <table:table-cell table:style-name="TableRowCell" office:value-type="string">
            <text:p text:style-name="Table_20_Contents"><text:span text:style-name="Source_Text">dF.1</text:span></text:p>
          </table:table-cell>
          <table:table-cell table:style-name="TableRowCell" office:value-type="string">
            <text:p text:style-name="Table_20_Contents">Variant Fudge die</text:p>
          </table:table-cell>
        </table:table-row>
      </table:table>
      <text:h text:style-name="Heading_20_3" text:outline-level="3"><text:bookmark-start text:name="modifiers-1"/>Modifiers<text:bookmark-end text:name="modifiers-1"/></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Notation</text:p>
            </table:table-cell>
            <table:table-cell table:style-name="TableHeaderRowCell" office:value-type="string">
              <text:p text:style-name="Table_20_Heading">Name</text:p>
            </table:table-cell>
            <table:table-cell table:style-name="TableHeaderRowCell" office:value-type="string">
              <text:p text:style-name="Table_20_Heading">Order</text:p>
            </table:table-cell>
          </table:table-row>
        </table:table-header-rows>
        <table:table-row>
          <table:table-cell table:style-name="TableRowCell" office:value-type="string">
            <text:p text:style-name="Table_20_Contents"><text:span text:style-name="Source_Text">min{n}</text:span></text:p>
          </table:table-cell>
          <table:table-cell table:style-name="TableRowCell" office:value-type="string">
            <text:p text:style-name="Table_20_Contents">Minimum</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Source_Text">max{n}</text:span></text:p>
          </table:table-cell>
          <table:table-cell table:style-name="TableRowCell" office:value-type="string">
            <text:p text:style-name="Table_20_Contents">Maximum</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Source_Text">!</text:span> / <text:span text:style-name="Source_Text">!{cp}</text:span></text:p>
          </table:table-cell>
          <table:table-cell table:style-name="TableRowCell" office:value-type="string">
            <text:p text:style-name="Table_20_Contents">Exploding</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Source_Text">!!</text:span> / <text:span text:style-name="Source_Text">!!{cp}</text:span></text:p>
          </table:table-cell>
          <table:table-cell table:style-name="TableRowCell" office:value-type="string">
            <text:p text:style-name="Table_20_Contents">Compounding</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Source_Text">!p</text:span> / <text:span text:style-name="Source_Text">!!p</text:span></text:p>
          </table:table-cell>
          <table:table-cell table:style-name="TableRowCell" office:value-type="string">
            <text:p text:style-name="Table_20_Contents">Penetrating</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Source_Text">r</text:span> / <text:span text:style-name="Source_Text">ro</text:span> / <text:span text:style-name="Source_Text">r{cp}</text:span></text:p>
          </table:table-cell>
          <table:table-cell table:style-name="TableRowCell" office:value-type="string">
            <text:p text:style-name="Table_20_Contents">Re-roll</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Source_Text">u</text:span> / <text:span text:style-name="Source_Text">uo</text:span> / <text:span text:style-name="Source_Text">u{cp}</text:span></text:p>
          </table:table-cell>
          <table:table-cell table:style-name="TableRowCell" office:value-type="string">
            <text:p text:style-name="Table_20_Contents">Unique</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Source_Text">kh{n}</text:span> / <text:span text:style-name="Source_Text">kl{n}</text:span></text:p>
          </table:table-cell>
          <table:table-cell table:style-name="TableRowCell" office:value-type="string">
            <text:p text:style-name="Table_20_Contents">Keep highest / lowest</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Source_Text">dh{n}</text:span> / <text:span text:style-name="Source_Text">dl{n}</text:span></text:p>
          </table:table-cell>
          <table:table-cell table:style-name="TableRowCell" office:value-type="string">
            <text:p text:style-name="Table_20_Contents">Drop highest / lowest</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Source_Text">{cp}</text:span></text:p>
          </table:table-cell>
          <table:table-cell table:style-name="TableRowCell" office:value-type="string">
            <text:p text:style-name="Table_20_Contents">Target success</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Source_Text">f{cp}</text:span></text:p>
          </table:table-cell>
          <table:table-cell table:style-name="TableRowCell" office:value-type="string">
            <text:p text:style-name="Table_20_Contents">Target failure</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Source_Text">cs</text:span> / <text:span text:style-name="Source_Text">cs{cp}</text:span></text:p>
          </table:table-cell>
          <table:table-cell table:style-name="TableRowCell" office:value-type="string">
            <text:p text:style-name="Table_20_Contents">Critical success</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Source_Text">cf</text:span> / <text:span text:style-name="Source_Text">cf{cp}</text:span></text:p>
          </table:table-cell>
          <table:table-cell table:style-name="TableRowCell" office:value-type="string">
            <text:p text:style-name="Table_20_Contents">Critical failure</text:p>
          </table:table-cell>
          <table:table-cell table:style-name="TableRowCell" office:value-type="string">
            <text:p text:style-name="Table_20_Contents">10</text:p>
          </table:table-cell>
        </table:table-row>
        <table:table-row>
          <table:table-cell table:style-name="TableRowCell" office:value-type="string">
            <text:p text:style-name="Table_20_Contents"><text:span text:style-name="Source_Text">s</text:span> / <text:span text:style-name="Source_Text">sa</text:span> / <text:span text:style-name="Source_Text">sd</text:span></text:p>
          </table:table-cell>
          <table:table-cell table:style-name="TableRowCell" office:value-type="string">
            <text:p text:style-name="Table_20_Contents">Sort</text:p>
          </table:table-cell>
          <table:table-cell table:style-name="TableRowCell" office:value-type="string">
            <text:p text:style-name="Table_20_Contents">11</text:p>
          </table:table-cell>
        </table:table-row>
      </table:table>
      <text:h text:style-name="Heading_20_3" text:outline-level="3"><text:bookmark-start text:name="compare-point-operators"/>Compare Point Operators<text:bookmark-end text:name="compare-point-operators"/></text:h>
      <table:table table:name="Table6" table:style-name="Table6">
        <table:table-column table:style-name="Table6.A"/>
        <table:table-column table:style-name="Table6.B"/>
        <table:table-header-rows>
          <table:table-row>
            <table:table-cell table:style-name="TableHeaderRowCell" office:value-type="string">
              <text:p text:style-name="Table_20_Heading">Operator</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equal to</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not equal to</text:p>
          </table:table-cell>
        </table:table-row>
        <table:table-row>
          <table:table-cell table:style-name="TableRowCell" office:value-type="string">
            <text:p text:style-name="Table_20_Contents"><text:span text:style-name="Source_Text">&lt;&gt;</text:span></text:p>
          </table:table-cell>
          <table:table-cell table:style-name="TableRowCell" office:value-type="string">
            <text:p text:style-name="Table_20_Contents">not equal to (use with exploding)</text:p>
          </table:table-cell>
        </table:table-row>
        <table:table-row>
          <table:table-cell table:style-name="TableRowCell" office:value-type="string">
            <text:p text:style-name="Table_20_Contents"><text:span text:style-name="Source_Text">&lt;</text:span></text:p>
          </table:table-cell>
          <table:table-cell table:style-name="TableRowCell" office:value-type="string">
            <text:p text:style-name="Table_20_Contents">less th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greater than</text:p>
          </table:table-cell>
        </table:table-row>
        <table:table-row>
          <table:table-cell table:style-name="TableRowCell" office:value-type="string">
            <text:p text:style-name="Table_20_Contents"><text:span text:style-name="Source_Text">&lt;=</text:span></text:p>
          </table:table-cell>
          <table:table-cell table:style-name="TableRowCell" office:value-type="string">
            <text:p text:style-name="Table_20_Contents">less than or equal to</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greater than or equal to</text:p>
          </table:table-cell>
        </table:table-row>
      </table:table>
      <text:h text:style-name="Heading_20_3" text:outline-level="3"><text:bookmark-start text:name="output-flags-tool-implementations"/>Output Flags (Tool Implementations)<text:bookmark-end text:name="output-flags-tool-implementations"/></text:h>
      <table:table table:name="Table7" table:style-name="Table7">
        <table:table-column table:style-name="Table7.A"/>
        <table:table-column table:style-name="Table7.B"/>
        <table:table-header-rows>
          <table:table-row>
            <table:table-cell table:style-name="TableHeaderRowCell" office:value-type="string">
              <text:p text:style-name="Table_20_Heading">Flag</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Exploded die</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Dropped die</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Success</text:p>
          </table:table-cell>
        </table:table-row>
        <table:table-row>
          <table:table-cell table:style-name="TableRowCell" office:value-type="string">
            <text:p text:style-name="Table_20_Contents"><text:span text:style-name="Source_Text">_</text:span></text:p>
          </table:table-cell>
          <table:table-cell table:style-name="TableRowCell" office:value-type="string">
            <text:p text:style-name="Table_20_Contents">Failure</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Critical success</text:p>
          </table:table-cell>
        </table:table-row>
        <table:table-row>
          <table:table-cell table:style-name="TableRowCell" office:value-type="string">
            <text:p text:style-name="Table_20_Contents"><text:span text:style-name="Source_Text">__</text:span></text:p>
          </table:table-cell>
          <table:table-cell table:style-name="TableRowCell" office:value-type="string">
            <text:p text:style-name="Table_20_Contents">Critical failure</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Min modifier applied</text:p>
          </table:table-cell>
        </table:table-row>
        <table:table-row>
          <table:table-cell table:style-name="TableRowCell" office:value-type="string">
            <text:p text:style-name="Table_20_Contents"><text:span text:style-name="Source_Text">v</text:span></text:p>
          </table:table-cell>
          <table:table-cell table:style-name="TableRowCell" office:value-type="string">
            <text:p text:style-name="Table_20_Contents">Max modifier applied</text:p>
          </table:table-cell>
        </table:table-row>
      </table:table>
      <text:h text:style-name="Heading_20_3" text:outline-level="3"><text:bookmark-start text:name="common-patterns"/>Common Patterns<text:bookmark-end text:name="common-patterns"/></text:h>
      <text:p text:style-name="P129">2d6+3 <text:s text:c="7"/>PbtA / Ironsworn stat roll</text:p>
      <text:p text:style-name="P130">2d20kh1 <text:s text:c="5"/>Advantage (D&amp;D 5e)</text:p>
      <text:p text:style-name="P131">2d20kl1 <text:s text:c="5"/>Disadvantage (D&amp;D 5e)</text:p>
      <text:p text:style-name="P132">4d6dl1 <text:s text:c="6"/>Ability score (D&amp;D)</text:p>
      <text:p text:style-name="P133">4dF+2 <text:s text:c="7"/>Fate roll with skill</text:p>
      <text:p text:style-name="P134">d% <text:s text:c="10"/>Percentile oracle</text:p>
      <text:p text:style-name="P135">2d6! <text:s text:c="8"/>Exploding roll</text:p>
      <text:p text:style-name="P136">5d10&gt;=7 <text:s text:c="5"/>Dice pool, target 7+</text:p>
      <text:p text:style-name="P137">4d6&gt;4f&lt;3 <text:s text:c="4"/>Success/failure pool</text:p>
      <text:p text:style-name="Horizontal_20_Line"/>
      <text:h text:style-name="Heading_20_2" text:outline-level="2"><text:bookmark-start text:name="faq"/>FAQ<text:bookmark-end text:name="faq"/></text:h>
      <text:p text:style-name="First_20_paragraph"><text:span text:style-name="T1">Q: Does this replace the notation I already use in my logs?</text:span><text:line-break/>A: No. If your existing dice notation is unambiguous to you, keep using it. This spec is a standard to adopt when consistency matters — for sharing logs or building tools.</text:p>
      <text:p text:style-name="Text_20_body"><text:span text:style-name="T1">Q: What’s the difference between </text:span><text:span text:style-name="Source_Text">4d6dl1</text:span><text:span text:style-name="T1"> and </text:span><text:span text:style-name="Source_Text">4d6kh3</text:span><text:span text:style-name="T1">?</text:span><text:line-break/>A: They produce identical results — roll 4d6, keep the top 3. <text:span text:style-name="Source_Text">dl1</text:span> (drop lowest 1) and <text:span text:style-name="Source_Text">kh3</text:span> (keep highest 3) are two ways to express the same operation. Use whichever reads more naturally for your system.</text:p>
      <text:p text:style-name="Text_20_body"><text:span text:style-name="T1">Q: Can I use these expressions anywhere in a Lonelog entry, or only in </text:span><text:span text:style-name="Source_Text">d:</text:span><text:span text:style-name="T1"> fields?</text:span><text:line-break/>A: The grammar applies wherever you record a dice result. It’s most meaningful in <text:span text:style-name="Source_Text">d:</text:span> fields, but nothing prevents using it in <text:span text:style-name="Source_Text">=&gt;</text:span> narrative lines or session notes when noting what was rolled.</text:p>
      <text:p text:style-name="Text_20_body"><text:span text:style-name="T1">Q: My system uses a custom die (like a d3 or d7). Is that valid?</text:span><text:line-break/>A: Yes. Any positive integer is a valid number of sides: <text:span text:style-name="Source_Text">d3</text:span>, <text:span text:style-name="Source_Text">d7</text:span>, <text:span text:style-name="Source_Text">d13</text:span>, <text:span text:style-name="Source_Text">d100</text:span>. The standard dice shapes are just the most common cases.</text:p>
      <text:p text:style-name="Text_20_body"><text:span text:style-name="T1">Q: How do I record a roll result in my log — just the expression, or the full breakdown?</text:span><text:line-break/>A: The expression and total are always sufficient: <text:span text:style-name="Source_Text">d: Attack 2d6+2=9</text:span>. The bracketed individual results (<text:span text:style-name="Source_Text">[4, 3]+2</text:span>) are optional — include them when the breakdown is meaningful (a die that exploded, a dropped result that mattered), skip them when it isn’t.</text:p>
      <text:p text:style-name="Text_20_body"><text:span text:style-name="T1">Q: The </text:span><text:span text:style-name="Source_Text">d</text:span><text:span text:style-name="T1"> modifier letter conflicts with the </text:span><text:span text:style-name="Source_Text">d</text:span><text:span text:style-name="T1"> in </text:span><text:span text:style-name="Source_Text">NdS</text:span><text:span text:style-name="T1">. How does a parser tell them apart?</text:span><text:line-break/>A: By position. In <text:span text:style-name="Source_Text">4d6</text:span>, the <text:span text:style-name="Source_Text">d</text:span> separates quantity from sides. In <text:span text:style-name="Source_Text">4d6d1</text:span>, the second <text:span text:style-name="Source_Text">d</text:span> follows a complete die expression and is therefore the Drop modifier. Context disambiguates them.</text:p>
      <text:p text:style-name="Text_20_body"><text:span text:style-name="T1">Q: What about dice that aren’t rolled — oracle tables, card draws, etc.?</text:span><text:line-break/>A: This notation covers dice only. Oracle results and non-dice mechanics are recorded using core Lonelog’s <text:span text:style-name="Source_Text">?</text:span> and <text:span text:style-name="Source_Text">d:</text:span> fields with free-form text. The dice grammar is a layer on top of core notation, not a replacement for it.</text:p>
      <text:p text:style-name="Horizontal_20_Line"/>
      <text:h text:style-name="Heading_20_2" text:outline-level="2"><text:bookmark-start text:name="credits-license"/>Credits &amp; License<text:bookmark-end text:name="credits-license"/></text:h>
      <text:p text:style-name="First_20_paragraph">© 2026 Roberto Bisceglie</text:p>
      <text:p text:style-name="Text_20_body">This add-on extends <text:a xlink:type="simple" xlink:href="https://zeruhur.itch.io/lonelog" office:name=""><text:span text:style-name="Definition">Lonelog</text:span></text:a> by Roberto Bisceglie.</text:p>
      <text:p text:style-name="Text_20_body">The dice notation grammar and reference documentation in Part II is adapted from the <text:a xlink:type="simple" xlink:href="https://dice-roller.github.io/documentation/" office:name=""><text:span text:style-name="Definition">rpg-dice-roller</text:span></text:a> specification by GreenImp Media Limited, used under the MIT License. The original MIT license and copyright notice are reproduced below.</text:p>
      <text:p text:style-name="P138">MIT License<text:line-break/>Copyright (c) 2020–2021 GreenImp Limited<text:line-break/>Copyright (c) 2021–present GreenImp Media Limited</text:p>
      <text:p text:style-name="P13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38">The above copyright notice and this permission notice shall be included in all copies or substantial portions of the Software.</text:p>
      <text:p text:style-name="P13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First_20_paragraph"><text:span text:style-name="T1">Version History:</text:span></text:p>
      <text:list text:style-name="L3">
        <text:list-item>
          <text:p text:style-name="P139">v1.0.0: Initial release</text:p>
        </text:list-item>
      </text:list>
      <text:p text:style-name="First_20_paragraph">This work is licensed under the <text:span text:style-name="T1">Creative Commons Attribution-ShareAlike 4.0 International License</text:span>.</text:p>
      <text:p text:style-name="Text_20_body">You are free to share and adapt this material, provided you give appropriate credit and distribute adaptations under the same license. Session logs and play records created using this add-on’s notation are your own work and are not subject to this licens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 Dice Notation Add-on</dc:title>
    <dc:description/>
    <dc:subject/>
    <meta:keyword/>
    <dc:language>en</dc:language>
    <meta:initial-creator>Roberto Bisceglie</meta:initial-creator>
    <dc:creator>Roberto Bisceglie</dc:creator>
    <meta:creation-date>2026-04-10T13:41:09Z</meta:creation-date>
    <dc:date>2026-04-10T13:41:09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assets/by-sa.png</meta:user-defined>
    <meta:user-defined meta:name="logo-image" meta:value-type="string">assets/logo.png</meta:user-defined>
    <meta:user-defined meta:name="parent" meta:value-type="string">Lonelog v1.4.0</meta:user-defined>
    <meta:user-defined meta:name="requires" meta:value-type="string">Core Notation (§3)</meta:user-defined>
    <meta:user-defined meta:name="subtitle" meta:value-type="string">A Standard Grammar for Recording Dice Expressions</meta:user-defined>
    <meta:user-defined meta:name="toc-title" meta:value-type="string">Table of contents</meta:user-defined>
    <meta:user-defined meta:name="version" meta:value-type="string">1.0.0</meta:user-defined>
  </office:meta>
</office:document-meta>
</file>